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59721" officeooo:paragraph-rsid="00159721"/>
    </style:style>
    <style:style style:name="P2" style:family="paragraph" style:parent-style-name="Text_20_body">
      <style:paragraph-properties fo:text-align="justify" style:justify-single-word="false"/>
      <style:text-properties officeooo:rsid="00163a3a" officeooo:paragraph-rsid="00163a3a"/>
    </style:style>
    <style:style style:name="P3" style:family="paragraph" style:parent-style-name="Text_20_body">
      <style:paragraph-properties fo:text-align="justify" style:justify-single-word="false"/>
      <style:text-properties officeooo:rsid="0016a992" officeooo:paragraph-rsid="0016a992"/>
    </style:style>
    <style:style style:name="P4" style:family="paragraph" style:parent-style-name="Text_20_body">
      <style:paragraph-properties fo:text-align="justify" style:justify-single-word="false"/>
      <style:text-properties fo:font-size="11pt" fo:font-style="italic" officeooo:rsid="00163a3a" officeooo:paragraph-rsid="00163a3a" style:font-size-asian="11pt" style:font-style-asian="italic" style:font-size-complex="11pt" style:font-style-complex="italic"/>
    </style:style>
    <style:style style:name="P5" style:family="paragraph" style:parent-style-name="Heading_20_3">
      <style:paragraph-properties fo:text-align="justify" style:justify-single-word="false"/>
      <style:text-properties officeooo:rsid="00159721" officeooo:paragraph-rsid="0015972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a99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a992" style:font-style-asian="normal" style:font-style-complex="normal"/>
    </style:style>
    <style:style style:name="T5" style:family="text">
      <style:text-properties fo:font-style="normal" officeooo:rsid="00184c01" style:font-style-asian="normal" style:font-style-complex="normal"/>
    </style:style>
    <style:style style:name="T6" style:family="text">
      <style:text-properties officeooo:rsid="0016a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Opgave 3:</text:h>
      <text:p text:style-name="P1">(f)</text:p>
      <text:p text:style-name="P2">HTTP er en <text:span text:style-name="T1">stateless*</text:span><text:span text:style-name="T3"> protokol som normalt bruges til at udveksle information mellem server og klienter. </text:span><text:span text:style-name="T4">Inden for HTTP protokollen findes der nogle standarder der angiver hvilken handling man ønsker at udfører. Det kaldes for </text:span><text:span text:style-name="T2">requests</text:span><text:span text:style-name="T4"> og kan komme i mange former. Nogle eksempler på HTTP requests er, GET, PUT, POST &amp; DELETE. De 4 nævnte requests håndterer CRUD** operationerne i HTTP protokollen.</text:span></text:p>
      <text:p text:style-name="P3"><text:span text:style-name="T3">Efter et request er blevet sendt bliver der så sendt et svar, </text:span><text:span text:style-name="T1">response</text:span><text:span text:style-name="T3">, tilbage til klienten. Et HTTP response kan tage mange former, f.eks. 200 OK, 404 Not found eller 50</text:span><text:span text:style-name="T5">0 Internal Server Error. De svar en klient får tilbage kan bruges til at afvikle hvorvidt et request gik godt igennem. <text:line-break/>Hvis alt gik godt så kan der så udveksles information mellem klienten og serveren.</text:span></text:p>
      <text:p text:style-name="P2"><text:span text:style-name="T3"/></text:p>
      <text:p text:style-name="P2"><text:span text:style-name="T3"/></text:p>
      <text:p text:style-name="P4">* <text:span text:style-name="T6">Stateless betyder at der ikke gemmes information ifm. forbindelsen. Hverken hos serveren eller hos klienten. Information kan gemmes på andre mådes som f.eks. vha. cookies.</text:span></text:p>
      <text:p text:style-name="P4"><text:span text:style-name="T6">** CRUD: Create, Read, Update, Dele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ønnov Petersen</meta:initial-creator>
    <meta:creation-date>2018-12-19T11:16:39.818475154</meta:creation-date>
    <meta:generator>LibreOffice/6.0.6.2$Linux_X86_64 LibreOffice_project/00m0$Build-2</meta:generator>
    <dc:date>2018-12-19T11:39:07.840007870</dc:date>
    <dc:creator>Sebastian Rønnov Petersen</dc:creator>
    <meta:editing-duration>PT3M17S</meta:editing-duration>
    <meta:editing-cycles>3</meta:editing-cycles>
    <meta:document-statistic meta:table-count="0" meta:image-count="0" meta:object-count="0" meta:page-count="1" meta:paragraph-count="6" meta:word-count="163" meta:character-count="993" meta:non-whitespace-character-count="835"/>
  </office:meta>
</office:document-meta>
</file>